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f segoe-ui normal" svg:font-family="'wf segoe-ui normal', 'Segoe UI', 'Segoe WP', Tahoma, Arial, sans-serif, serif, EmojiFon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1b02e" officeooo:paragraph-rsid="0001b02e" style:font-weight-asian="bold" style:font-weight-complex="bold"/>
    </style:style>
    <style:style style:name="P2" style:family="paragraph" style:parent-style-name="Horizontal_20_Line">
      <style:paragraph-properties fo:margin-top="0in" fo:margin-bottom="0in" loext:contextual-spacing="false" fo:orphans="2" fo:widows="2"/>
    </style:style>
    <style:style style:name="P3" style:family="paragraph" style:parent-style-name="Text_20_body">
      <style:paragraph-properties fo:margin-left="0in" fo:margin-right="0in" fo:text-indent="0in" style:auto-text-indent="false"/>
    </style:style>
    <style:style style:name="P4" style:family="paragraph" style:parent-style-name="Text_20_body">
      <style:paragraph-properties fo:margin-left="0in" fo:margin-right="0in" fo:text-indent="0in" style:auto-text-indent="false"/>
      <style:text-properties fo:font-weight="bold" officeooo:rsid="0005a87e" officeooo:paragraph-rsid="0005a87e" style:font-weight-asian="bold" style:font-weight-complex="bold"/>
    </style:style>
    <style:style style:name="P5" style:family="paragraph" style:parent-style-name="Text_20_body">
      <style:paragraph-properties fo:margin-left="0in" fo:margin-right="0in" fo:text-indent="0in" style:auto-text-indent="false"/>
      <style:text-properties fo:font-weight="bold" officeooo:rsid="0006e303" officeooo:paragraph-rsid="0006e303" style:font-weight-asian="bold" style:font-weight-complex="bold"/>
    </style:style>
    <style:style style:name="P6" style:family="paragraph" style:parent-style-name="Text_20_body">
      <style:paragraph-properties fo:margin-left="0in" fo:margin-right="0in" fo:text-indent="0in" style:auto-text-indent="false"/>
      <style:text-properties fo:font-weight="bold" officeooo:rsid="00089b1e" officeooo:paragraph-rsid="00089b1e" style:font-weight-asian="bold" style:font-weight-complex="bold"/>
    </style:style>
    <style:style style:name="P7" style:family="paragraph" style:parent-style-name="Text_20_body">
      <style:paragraph-properties fo:margin-left="0in" fo:margin-right="0in" fo:text-indent="0in" style:auto-text-indent="false" fo:break-before="page"/>
      <style:text-properties fo:font-weight="bold" officeooo:rsid="0005a87e" officeooo:paragraph-rsid="0005a87e" style:font-weight-asian="bold" style:font-weight-complex="bold"/>
    </style:style>
    <style:style style:name="P8" style:family="paragraph" style:parent-style-name="Standard">
      <style:paragraph-properties style:writing-mode="lr-tb"/>
      <style:text-properties officeooo:paragraph-rsid="00196727"/>
    </style:style>
    <style:style style:name="P9" style:family="paragraph" style:parent-style-name="Standard">
      <style:paragraph-properties style:writing-mode="lr-tb"/>
      <style:text-properties officeooo:paragraph-rsid="001a5de7"/>
    </style:style>
    <style:style style:name="P10" style:family="paragraph" style:parent-style-name="Standard">
      <style:paragraph-properties style:writing-mode="lr-tb"/>
      <style:text-properties officeooo:paragraph-rsid="001bb3ac"/>
    </style:style>
    <style:style style:name="P11" style:family="paragraph" style:parent-style-name="Standard">
      <style:paragraph-properties style:writing-mode="lr-tb"/>
      <style:text-properties officeooo:paragraph-rsid="001d81d2"/>
    </style:style>
    <style:style style:name="P12" style:family="paragraph" style:parent-style-name="Standard">
      <style:paragraph-properties style:writing-mode="lr-tb"/>
      <style:text-properties officeooo:paragraph-rsid="0021a6bd"/>
    </style:style>
    <style:style style:name="P13" style:family="paragraph" style:parent-style-name="Standard">
      <style:paragraph-properties style:writing-mode="lr-tb"/>
      <style:text-properties officeooo:paragraph-rsid="0022d2f2"/>
    </style:style>
    <style:style style:name="P14" style:family="paragraph" style:parent-style-name="Standard">
      <style:paragraph-properties style:writing-mode="lr-tb"/>
      <style:text-properties officeooo:paragraph-rsid="0025b0e3"/>
    </style:style>
    <style:style style:name="P15" style:family="paragraph" style:parent-style-name="Standard">
      <style:paragraph-properties style:writing-mode="lr-tb"/>
      <style:text-properties officeooo:paragraph-rsid="002967af"/>
    </style:style>
    <style:style style:name="P16" style:family="paragraph" style:parent-style-name="Standard">
      <style:paragraph-properties style:writing-mode="lr-tb"/>
      <style:text-properties officeooo:paragraph-rsid="002a8509"/>
    </style:style>
    <style:style style:name="P17" style:family="paragraph" style:parent-style-name="Standard">
      <style:paragraph-properties style:writing-mode="lr-tb"/>
      <style:text-properties officeooo:paragraph-rsid="002aec87"/>
    </style:style>
    <style:style style:name="P18" style:family="paragraph" style:parent-style-name="Standard">
      <style:paragraph-properties style:writing-mode="lr-tb"/>
      <style:text-properties officeooo:paragraph-rsid="002e6372"/>
    </style:style>
    <style:style style:name="P19" style:family="paragraph" style:parent-style-name="Standard">
      <style:paragraph-properties style:writing-mode="lr-tb"/>
      <style:text-properties officeooo:paragraph-rsid="00323c64"/>
    </style:style>
    <style:style style:name="P20" style:family="paragraph" style:parent-style-name="Standard">
      <style:paragraph-properties style:writing-mode="lr-tb"/>
      <style:text-properties officeooo:paragraph-rsid="0032f6de"/>
    </style:style>
    <style:style style:name="P21" style:family="paragraph" style:parent-style-name="Standard">
      <style:paragraph-properties style:writing-mode="lr-tb"/>
      <style:text-properties officeooo:paragraph-rsid="00340303"/>
    </style:style>
    <style:style style:name="P22" style:family="paragraph" style:parent-style-name="Text_20_body">
      <style:text-properties fo:font-weight="bold" officeooo:rsid="000ca29a" officeooo:paragraph-rsid="000ca29a" style:font-weight-asian="bold" style:font-weight-complex="bold"/>
    </style:style>
    <style:style style:name="P23" style:family="paragraph" style:parent-style-name="Text_20_body">
      <style:text-properties fo:font-weight="bold" officeooo:rsid="00186bf3" officeooo:paragraph-rsid="00186bf3" style:font-weight-asian="bold" style:font-weight-complex="bold"/>
    </style:style>
    <style:style style:name="P24" style:family="paragraph" style:parent-style-name="Text_20_body" style:list-style-name="L1">
      <style:text-properties fo:font-weight="bold" officeooo:rsid="0008f9f8" officeooo:paragraph-rsid="0008f9f8" style:font-weight-asian="bold" style:font-weight-complex="bold"/>
    </style:style>
    <style:style style:name="P25" style:family="paragraph" style:parent-style-name="Text_20_body" style:list-style-name="L1">
      <style:text-properties fo:font-weight="bold" officeooo:rsid="0009b50a" officeooo:paragraph-rsid="0009b50a" style:font-weight-asian="bold" style:font-weight-complex="bold"/>
    </style:style>
    <style:style style:name="P26" style:family="paragraph" style:parent-style-name="Text_20_body" style:list-style-name="L1">
      <style:text-properties fo:font-weight="bold" officeooo:rsid="000b471f" officeooo:paragraph-rsid="000b471f" style:font-weight-asian="bold" style:font-weight-complex="bold"/>
    </style:style>
    <style:style style:name="P27" style:family="paragraph" style:parent-style-name="Text_20_body" style:list-style-name="L1">
      <style:text-properties fo:font-weight="bold" officeooo:rsid="000ca29a" officeooo:paragraph-rsid="000ca29a" style:font-weight-asian="bold" style:font-weight-complex="bold"/>
    </style:style>
    <style:style style:name="P28" style:family="paragraph" style:parent-style-name="Text_20_body" style:list-style-name="L2">
      <style:text-properties fo:font-weight="bold" officeooo:rsid="000cc5fe" officeooo:paragraph-rsid="000cc5fe" style:font-weight-asian="bold" style:font-weight-complex="bold"/>
    </style:style>
    <style:style style:name="P29" style:family="paragraph" style:parent-style-name="Text_20_body" style:list-style-name="L2">
      <style:text-properties fo:font-weight="bold" officeooo:rsid="000f8845" officeooo:paragraph-rsid="000f8845" style:font-weight-asian="bold" style:font-weight-complex="bold"/>
    </style:style>
    <style:style style:name="P30" style:family="paragraph" style:parent-style-name="Text_20_body" style:list-style-name="L2">
      <style:text-properties fo:font-weight="bold" officeooo:rsid="00108010" officeooo:paragraph-rsid="00108010" style:font-weight-asian="bold" style:font-weight-complex="bold"/>
    </style:style>
    <style:style style:name="P31" style:family="paragraph" style:parent-style-name="Text_20_body" style:list-style-name="L2">
      <style:text-properties fo:font-weight="bold" officeooo:rsid="001233a9" officeooo:paragraph-rsid="001233a9" style:font-weight-asian="bold" style:font-weight-complex="bold"/>
    </style:style>
    <style:style style:name="P32" style:family="paragraph" style:parent-style-name="Text_20_body" style:list-style-name="L2">
      <style:text-properties fo:font-weight="bold" officeooo:rsid="0012c229" officeooo:paragraph-rsid="0012c229" style:font-weight-asian="bold" style:font-weight-complex="bold"/>
    </style:style>
    <style:style style:name="P33" style:family="paragraph" style:parent-style-name="Text_20_body" style:list-style-name="L2">
      <style:text-properties fo:font-weight="bold" officeooo:rsid="00146acb" officeooo:paragraph-rsid="00146acb" style:font-weight-asian="bold" style:font-weight-complex="bold"/>
    </style:style>
    <style:style style:name="P34" style:family="paragraph" style:parent-style-name="Standard">
      <style:paragraph-properties style:writing-mode="lr-tb"/>
      <style:text-properties fo:color="#212121" style:font-name="wf segoe-ui normal" fo:font-size="11pt" officeooo:paragraph-rsid="00196727"/>
    </style:style>
    <style:style style:name="P35" style:family="paragraph" style:parent-style-name="Standard">
      <style:paragraph-properties style:writing-mode="lr-tb"/>
      <style:text-properties fo:color="#212121" style:font-name="wf segoe-ui normal" fo:font-size="11pt" officeooo:paragraph-rsid="0020d4e4"/>
    </style:style>
    <style:style style:name="P36" style:family="paragraph" style:parent-style-name="Standard">
      <style:paragraph-properties style:writing-mode="lr-tb"/>
      <style:text-properties fo:color="#212121" style:font-name="wf segoe-ui normal" fo:font-size="11pt" officeooo:paragraph-rsid="00270f08"/>
    </style:style>
    <style:style style:name="P37" style:family="paragraph" style:parent-style-name="Standard">
      <style:paragraph-properties style:writing-mode="lr-tb"/>
      <style:text-properties fo:color="#212121" style:font-name="wf segoe-ui normal" fo:font-size="11pt" officeooo:paragraph-rsid="002e6372"/>
    </style:style>
    <style:style style:name="P38" style:family="paragraph" style:parent-style-name="Standard">
      <style:paragraph-properties style:writing-mode="lr-tb"/>
      <style:text-properties fo:color="#212121" style:font-name="wf segoe-ui normal" fo:font-size="11pt" officeooo:paragraph-rsid="003105b9"/>
    </style:style>
    <style:style style:name="P39" style:family="paragraph" style:parent-style-name="Standard">
      <style:paragraph-properties style:writing-mode="lr-tb"/>
      <style:text-properties fo:color="#ff3333" style:font-name="wf segoe-ui normal" fo:font-size="11pt" officeooo:rsid="00245702" officeooo:paragraph-rsid="00245702"/>
    </style:style>
    <style:style style:name="P40" style:family="paragraph" style:parent-style-name="Standard">
      <style:paragraph-properties style:writing-mode="lr-tb"/>
      <style:text-properties fo:color="#ff3333" style:font-name="wf segoe-ui normal" fo:font-size="11pt" officeooo:rsid="002967af" officeooo:paragraph-rsid="002967af"/>
    </style:style>
    <style:style style:name="P41" style:family="paragraph" style:parent-style-name="Standard">
      <style:paragraph-properties style:writing-mode="lr-tb"/>
      <style:text-properties fo:color="#ff3333" style:font-name="wf segoe-ui normal" fo:font-size="11pt" officeooo:rsid="002ea576" officeooo:paragraph-rsid="002ea576"/>
    </style:style>
    <style:style style:name="P42" style:family="paragraph" style:parent-style-name="Standard">
      <style:paragraph-properties style:writing-mode="lr-tb"/>
      <style:text-properties fo:color="#ff3333" style:font-name="wf segoe-ui normal" fo:font-size="11pt" officeooo:rsid="00343162" officeooo:paragraph-rsid="00343162"/>
    </style:style>
    <style:style style:name="T1" style:family="text">
      <style:text-properties fo:color="#212121" style:font-name="wf segoe-ui normal" fo:font-size="11pt"/>
    </style:style>
    <style:style style:name="T2" style:family="text">
      <style:text-properties fo:color="#212121" style:font-name="wf segoe-ui normal" fo:font-size="11pt" fo:background-color="#ffee94" loext:char-shading-value="0"/>
    </style:style>
    <style:style style:name="T3" style:family="text">
      <style:text-properties fo:color="#212121" style:font-name="wf segoe-ui normal" fo:font-size="11pt" fo:font-weight="bold" officeooo:rsid="0025b0e3" style:font-weight-asian="bold" style:font-weight-complex="bold"/>
    </style:style>
    <style:style style:name="T4" style:family="text">
      <style:text-properties fo:color="#212121" style:font-name="wf segoe-ui normal" fo:font-size="11pt" fo:font-weight="bold" officeooo:rsid="00261d96" style:font-weight-asian="bold" style:font-weight-complex="bold"/>
    </style:style>
    <style:style style:name="T5" style:family="text">
      <style:text-properties fo:color="#212121" style:font-name="wf segoe-ui normal" fo:font-size="11pt" fo:font-weight="normal" style:font-weight-asian="normal" style:font-weight-complex="normal"/>
    </style:style>
    <style:style style:name="T6" style:family="text">
      <style:text-properties fo:color="#212121" style:font-name="wf segoe-ui normal" fo:font-size="11pt" officeooo:rsid="001bb3ac"/>
    </style:style>
    <style:style style:name="T7" style:family="text">
      <style:text-properties fo:color="#212121" style:font-name="wf segoe-ui normal" fo:font-size="11pt" officeooo:rsid="0020d4e4"/>
    </style:style>
    <style:style style:name="T8" style:family="text">
      <style:text-properties fo:color="#212121" style:font-name="wf segoe-ui normal" fo:font-size="11pt" officeooo:rsid="0025b0e3"/>
    </style:style>
    <style:style style:name="T9" style:family="text">
      <style:text-properties fo:color="#212121" style:font-name="wf segoe-ui normal" fo:font-size="11pt" officeooo:rsid="00286dcf"/>
    </style:style>
    <style:style style:name="T10" style:family="text">
      <style:text-properties officeooo:rsid="0006e303"/>
    </style:style>
    <style:style style:name="T11" style:family="text">
      <style:text-properties officeooo:rsid="00145050"/>
    </style:style>
    <style:style style:name="T12" style:family="text">
      <style:text-properties officeooo:rsid="00160748"/>
    </style:style>
    <style:style style:name="T13" style:family="text">
      <style:text-properties officeooo:rsid="00166459"/>
    </style:style>
    <style:style style:name="T14" style:family="text">
      <style:text-properties fo:color="#ff3333" style:font-name="wf segoe-ui normal" fo:font-size="11pt"/>
    </style:style>
    <style:style style:name="T15" style:family="text">
      <style:text-properties fo:color="#ff3333" style:font-name="wf segoe-ui normal" fo:font-size="11pt" officeooo:rsid="00196727"/>
    </style:style>
    <style:style style:name="T16" style:family="text">
      <style:text-properties fo:color="#ff3333" style:font-name="wf segoe-ui normal" fo:font-size="11pt" officeooo:rsid="001a5de7"/>
    </style:style>
    <style:style style:name="T17" style:family="text">
      <style:text-properties fo:color="#ff3333" style:font-name="wf segoe-ui normal" fo:font-size="11pt" officeooo:rsid="001b4fa3"/>
    </style:style>
    <style:style style:name="T18" style:family="text">
      <style:text-properties fo:color="#ff3333" style:font-name="wf segoe-ui normal" fo:font-size="11pt" officeooo:rsid="001bb3ac"/>
    </style:style>
    <style:style style:name="T19" style:family="text">
      <style:text-properties fo:color="#ff3333" style:font-name="wf segoe-ui normal" fo:font-size="11pt" officeooo:rsid="001e97b1"/>
    </style:style>
    <style:style style:name="T20" style:family="text">
      <style:text-properties fo:color="#ff3333" style:font-name="wf segoe-ui normal" fo:font-size="11pt" officeooo:rsid="001eee4a"/>
    </style:style>
    <style:style style:name="T21" style:family="text">
      <style:text-properties fo:color="#ff3333" style:font-name="wf segoe-ui normal" fo:font-size="11pt" officeooo:rsid="0020d4e4"/>
    </style:style>
    <style:style style:name="T22" style:family="text">
      <style:text-properties fo:color="#ff3333" style:font-name="wf segoe-ui normal" fo:font-size="11pt" officeooo:rsid="0021a6bd"/>
    </style:style>
    <style:style style:name="T23" style:family="text">
      <style:text-properties fo:color="#ff3333" style:font-name="wf segoe-ui normal" fo:font-size="11pt" officeooo:rsid="00245702"/>
    </style:style>
    <style:style style:name="T24" style:family="text">
      <style:text-properties fo:color="#ff3333" style:font-name="wf segoe-ui normal" fo:font-size="11pt" officeooo:rsid="00270f08"/>
    </style:style>
    <style:style style:name="T25" style:family="text">
      <style:text-properties fo:color="#ff3333" style:font-name="wf segoe-ui normal" fo:font-size="11pt" officeooo:rsid="00286dcf"/>
    </style:style>
    <style:style style:name="T26" style:family="text">
      <style:text-properties fo:color="#ff3333" style:font-name="wf segoe-ui normal" fo:font-size="11pt" officeooo:rsid="002967af"/>
    </style:style>
    <style:style style:name="T27" style:family="text">
      <style:text-properties fo:color="#ff3333" style:font-name="wf segoe-ui normal" fo:font-size="11pt" officeooo:rsid="002a8509"/>
    </style:style>
    <style:style style:name="T28" style:family="text">
      <style:text-properties fo:color="#ff3333" style:font-name="wf segoe-ui normal" fo:font-size="11pt" officeooo:rsid="002aec87"/>
    </style:style>
    <style:style style:name="T29" style:family="text">
      <style:text-properties fo:color="#ff3333" style:font-name="wf segoe-ui normal" fo:font-size="11pt" officeooo:rsid="002c93b6"/>
    </style:style>
    <style:style style:name="T30" style:family="text">
      <style:text-properties fo:color="#ff3333" style:font-name="wf segoe-ui normal" fo:font-size="11pt" officeooo:rsid="002e6372"/>
    </style:style>
    <style:style style:name="T31" style:family="text">
      <style:text-properties fo:color="#ff3333" style:font-name="wf segoe-ui normal" fo:font-size="11pt" officeooo:rsid="002e949d"/>
    </style:style>
    <style:style style:name="T32" style:family="text">
      <style:text-properties fo:color="#ff3333" style:font-name="wf segoe-ui normal" fo:font-size="11pt" officeooo:rsid="003105b9"/>
    </style:style>
    <style:style style:name="T33" style:family="text">
      <style:text-properties fo:color="#ff3333" style:font-name="wf segoe-ui normal" fo:font-size="11pt" officeooo:rsid="00323c64"/>
    </style:style>
    <style:style style:name="T34" style:family="text">
      <style:text-properties fo:color="#ff3333" style:font-name="wf segoe-ui normal" fo:font-size="11pt" officeooo:rsid="0032f6de"/>
    </style:style>
    <style:style style:name="T35" style:family="text">
      <style:text-properties fo:color="#ff3333" style:font-name="wf segoe-ui normal" fo:font-size="11pt" officeooo:rsid="00340303"/>
    </style:style>
    <style:style style:name="T36" style:family="text">
      <style:text-properties fo:font-variant="normal" fo:text-transform="none" fo:color="#ff3333" style:font-name="wf segoe-ui normal" fo:font-size="11.25pt" fo:letter-spacing="normal"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ponse to reviewers.</text:p>
      <text:p text:style-name="P1"/>
      <text:p text:style-name="P1"/>
      <text:section text:style-name="Sect1" text:name="Item.MessagePartBody">
        <text:section text:style-name="Sect1" text:name="Item.MessageUniqueBody">
          <text:p text:style-name="P8"><text:span text:style-name="T1">Editorial requests:<text:line-break/><text:line-break/>- Please revise your title to indicate the research question, study design, and setting. This is the preferred format of the journal.<text:line-break/></text:span><text:span text:style-name="T15">We have revised to title to match journal format.</text:span><text:span text:style-name="T1"><text:line-break/>- Please remove the ‘interventions’ and ‘primary outcomes’ sections from the abstract. If these are not applicable, then they do not need to be included.<text:line-break/></text:span><text:span text:style-name="T15">These abstract sections have been removed.</text:span></text:p>
          <text:p text:style-name="P8"><text:span text:style-name="T1">- Please thoroughly check the manuscript for typos/ grammatical errors e.g. abstract: “met the of all the discharge criteria”<text:line-break/></text:span><text:span text:style-name="T15">Manuscript has been proof read thoroughly.</text:span></text:p>
          <text:p text:style-name="P34">- Can you please expand the strengths and limitations section to focus more on the methods and design of your study?</text:p>
          <text:p text:style-name="P9"><text:span text:style-name="T15">Strengths and limitations have been updated.</text:span><text:span text:style-name="T1"><text:line-break/>- Can you please briefly elaborate on why ethics approval was not required for this study? We note that you say it was approved by the University Hospitals Bristol NHS Foundation Trust audit and service evaluation, but this isn’t an ethics committee. Can you please confirm that you were using anonymized data?<text:line-break/></text:span><text:span text:style-name="T36">We followed the NHS Health Research Agency Confidentiality Advisory Group* guidelines and presented the protocol to the hospital institutional review board. It was determined that this study did not require formal ethics approval. All data was routinely collected during patient care and anonymised before analysis. All data analysis was conducted by hospital staff within the trust.</text:span><text:span text:style-name="T14"><text:line-break/></text:span><text:span text:style-name="T1"><text:line-break/></text:span><text:span text:style-name="T14">*</text:span><text:a xlink:type="simple" xlink:href="https://www.hra.nhs.uk/about-us/committees-and-services/confidentiality-advisory-group/guidance-confidentiality-advisory-group-applicants/" office:target-frame-name="_blank" xlink:show="new" text:style-name="Internet_20_link" text:visited-style-name="Visited_20_Internet_20_Link"><text:span text:style-name="T36">https://www.hra.nhs.uk/about-us/committees-and-services/confidentiality-advisory-group/guidance-confidentiality-advisory-group-applicants/</text:span></text:a><text:span text:style-name="T1"><text:line-break/><text:line-break/>Reviewer(s)' Comments to Author:<text:line-break/><text:line-break/>Reviewer: 1<text:line-break/>Reviewer Name: Leo Anthony Celi<text:line-break/>Institution and Country: Massachusetts Institute of Technology, United States<text:line-break/>Please state any competing interests or state ‘None declared’: None declared <text:line-break/><text:line-break/>Please leave your comments for the authors below<text:line-break/>This paper lays the groundwork for promising advances that will move complex decisions from the domain of subjective clinical intuition toward a more objective data-substantiated insight. At present, the timing and the disposition of an ICU discharge are based solely on heuristics. <text:line-break/><text:line-break/>But while a decision support tool using available data to support clinicians for this purpose is an interesting idea, ICU clinicians may not feel that they need such a tool.  The authors suggest that the tool could be employed to standardize and optimize (in terms of timing) the ICU discharge process and yield some measurable improvements.  </text:span><text:span text:style-name="T5">We suggest explicitly describing a use case to illustrate where the improvements will come from.</text:span><text:span text:style-name="T1"> As an example, a patient deemed at high-risk of deterioration is transferred to a telemetry bed, while another is deemed stable for the medical ward. Misclassification by the clinician or the team would result in wasted resources in the former, and a risky premature de-escalation of care in the latter. <text:line-break/></text:span><text:span text:style-name="T16">We have now outlined, in the introduction, the envisaged use case for a decision support tool that would use a ready for discharge classifier. This is expanded on in the discussion.</text:span></text:p>
          <text:p text:style-name="P10"><text:soft-page-break/><text:span text:style-name="T1"><text:line-break/>Although we are convinced of the value of the approach that is presented in the paper, we have significant concerns about this work as it is currently presented. <text:line-break/><text:line-break/>Foremost, we believe that the authors did not present a comprehensive literature search around this topic. There are several papers that are quite similar to the concept of ICU discharge readiness that should have been cited:<text:line-break/><text:line-break/>1.      Badawi O, Breslow MJ. Readmissions and death after ICU discharge: development and validation of two predictive models. PLoS One. 2012;7(11):e48758.<text:line-break/>2.      Badawi O, Liu X, Hassan E, Amelung PJ, Swami S. Evaluation of ICU Risk Models Adapted for Use as Continuous Markers of Severity of Illness Throughout the ICU Stay. Crit Care Med. 2018 Mar;46(3):361-367.<text:line-break/>3.      Rojas JC, Carey KA, Edelson DP, Venable LR, Howell MD, Churpek MM. Predicting Intensive Care Unit Readmission with Machine Learning Using Electronic Health Record Data. Ann Am Thorac Soc. 2018 Jul;15(7):846-853.<text:line-break/>4.      Cosgriff CV, Celi LA, Sauer CM. Boosting Clinical Decision-making: Machine Learning for Intensive Care Unit Discharge. Ann Am Thorac Soc. 2018 Jul;15(7):804-805.<text:line-break/></text:span><text:span text:style-name="T17">Thank you for bringing these to our attention. They have been read, and cited appropriately in the introduction, and referred to in the discussion where relevant.</text:span><text:span text:style-name="T1"><text:line-break/><text:line-break/>In terms of the methods employed, we raise the following issue: <text:line-break/><text:line-break/>1.      A relatively small number of features were extracted. And while feature selection may be completely heuristics-driven as performed in this paper, the power of machine learning lies in its ability to take advantage of large sets of features. An approach that has gained traction is a combination computer- and domain expert-driven feature selection that we recommend.<text:line-break/></text:span><text:span text:style-name="T18">We acknowledge that the small number of features restricts the benefits of our machine learning approach. The choice of features was originally guided by our desire to produce a direct comparison of the baseline performance provided by Knight’s discharge criteria. In future work we certainly intended to exploit the richness of the available EHR data more fully.</text:span><text:span text:style-name="T6"> </text:span></text:p>
          <text:p text:style-name="P11"><text:span text:style-name="T1"><text:line-break/>2.      We recommend the inclusion of admission metrics such as diagnosis and illness severity, and demographic information in the model. Prior studies suggest they are important features in assessing risk of ICU readmission at the time of discharge.<text:line-break/></text:span><text:span text:style-name="T19">We agree, and had intended to do this in future work (see above response). We have now added some demographic variables to our classifiers (age, sex, bmi, los). Unfortunately, we have not been able to include diagnosis or severity of illness features at this stage. This is due to differences in the datasets. Our diagnosis codes follow the ICNARC coding model, while those in MIMIC are ICD9. Our precomputed severity of illness scores are ICNARC specific, and are used to generate standardised morality ratios for audit. To include diagnosis and severity of illness features would have required more data processing than we had time for </text:span><text:span text:style-name="T20">before the</text:span><text:span text:style-name="T19"> resubmission </text:span><text:span text:style-name="T20">deadline</text:span><text:span text:style-name="T19">. However, we acknowledge that it would likely improve our modelling and is desirable for future work. This is commented on in the discussion section. </text:span></text:p>
          <text:p text:style-name="P35"><text:line-break/>3.      The negative outcomes were readmission or death at any time after ICU discharge during the hospital admission. It may be ‘unfair’ to attribute death or readmission more than 48 hours after ICU discharge to a faulty discharge process. It might be advisable to separate death from readmission as according to the results of Badawi and Breslow (ref above), death is a much more dependably predictable phenomenon in this context.</text:p>
          <text:p text:style-name="P12"><text:soft-page-break/><text:span text:style-name="T21">Both of these points are now commented on in our discussion. Our modelling is somewhat different from e.g. Badawi and Breslow in that these negative outcomes only form a small part of the negative (NRFD) class that we are training on. The bulk of this class is made up of patients sampled at earlier time points in their stay, when they unambiguously require further critical care. This difference in the modelling fram</text:span><text:span text:style-name="T22">e</text:span><text:span text:style-name="T21">work was not explicitly stated in the previous version of the manuscript, and we hope it is now clearer. We also comment, in our revised discussion, on the need for a good decision support tool for discharge planning to incorporate </text:span><text:span text:style-name="T22">multiple risk</text:span><text:span text:style-name="T21"> models of different outcomes.</text:span><text:span text:style-name="T7"> <text:s text:c="2"/></text:span><text:span text:style-name="T1"><text:line-break/><text:line-break/>4.      The primary analysis excludes subjects with missing data under the assumption of uninformative “missingness”. Although this is appropriately addressed with a sensitivity analysis, it may make more sense to include the imputed dataset in the main analysis. </text:span></text:p>
          <text:p text:style-name="P13"><text:span text:style-name="T22">This is now switched as recommended – the results in the main text use the imputed dataset, and the complete case analysis has been moved to the SI.</text:span><text:span text:style-name="T1"><text:line-break/><text:line-break/>5.      The use of cross validation is appropriate, but the description in the methods is confusing. The text notes 100 data splits were performed. Was 100-fold cross validation pursued? The percentage of the total data saved as a held out test set and the amount of folds used in cross validation would make this portion of the paper more clear. </text:span></text:p>
          <text:p text:style-name="P39">We believe it was a combination of unclear description and a non-conventional training methodology which led to confusion here. We have redone the analysis using (2-fold) multiple-source cross-validation*. This is a slight change from our initial methodology, which was effectively single-fold multiple-source cross-validation. Essentially the training and cross-validation folds consist of data from only a single source (MIMIC OR GICU), so the source do not get mixed up. Hopefully the description is now clear in manuscript. </text:p>
          <text:p text:style-name="P39"/>
          <text:p text:style-name="P14"><text:span text:style-name="T23">*As in http://proceedings.mlr.press/v28/geras13.pdf</text:span><text:span text:style-name="T1"><text:line-break/><text:line-break/>6.      The reporting of ROC and PRC curves is also appropriate, although the choice of partial AUC is questionable and has been questioned (Stat Med. 2005 Jul 15;24(13):2025-40.) </text:span><text:span text:style-name="T5">Furthermore the performance results are not presented clearly. </text:span><text:span text:style-name="T1"><text:line-break/></text:span><text:span text:style-name="T3">We new provide a number of different metrics to give a more general picture of performance that is comparable with other studies. </text:span><text:span text:style-name="T4">pAUC is still in there but is no longer the sole metric.</text:span><text:span text:style-name="T3"> We retain </text:span><text:span text:style-name="T4">the</text:span><text:span text:style-name="T3"> ROC and PRC curves. We also have included a new table in the SI that was requested by reviewer #2, characterising trade-offs in performance. </text:span><text:span text:style-name="T8"><text:s/></text:span></text:p>
          <text:p text:style-name="P36"><text:line-break/>7.      Were the data were normalized? This does not appear to be explicitly mentioned. The use of LASSO logistic regression necessitates centering and scaling the data, and the use of coefficient as measures of feature importance would only be interpretable under these circumstances. </text:p>
          <text:p text:style-name="P15"><text:span text:style-name="T24">Data were standardised. This is stated at the end of subsection “Feature extraction” in the Methods section.</text:span><text:span text:style-name="T1"><text:line-break/><text:line-break/>8.      Finally, a comparison of feature importance between the Gini approach and the coefficients of a regression is of questionable validity<text:line-break/></text:span><text:span text:style-name="T25">We acknowledge that the feature importance values produced by these two different approaches are not directly comparable (although we would argue that there is still meaning in comparing the rankings). We have changed our approach to use the permutation feature importance i.e. mean decrease in AUROC when a feature is randomly permuted .This gives a feature importance measure that is directly comparable between classifiers, and produces similar results to the original method.</text:span><text:span text:style-name="T9"> </text:span><text:span text:style-name="T1"><text:line-break/></text:span><text:soft-page-break/><text:span text:style-name="T1"><text:line-break/><text:line-break/><text:line-break/><text:line-break/>        In summary, this work is addressing a real and relevant clinical problem, but fails to take into account prior work in this area, employs methods that raise questions, and insufficiently explains the approaches and why such approaches were chosen. <text:line-break/><text:line-break/><text:line-break/><text:line-break/>LINE by LINE:<text:line-break/><text:line-break/>P2, L50 – this approach does not constitute “the first step towards a decision support tool that would help clinicians identify dischargeable patients as early as possible.”  What has been done here is a technically different approach to the same clinical issue.<text:line-break/>Introduction</text:span></text:p>
          <text:p text:style-name="P15"><text:span text:style-name="T26">We have replaced this statement.</text:span><text:span text:style-name="T1"><text:line-break/>P4, L4 - This should read, “when this resource is restrained”.</text:span></text:p>
          <text:p text:style-name="P40">We have replaced with “when the resource is constrained”</text:p>
          <text:p text:style-name="P15"><text:span text:style-name="T26">We feel that the term “constrained” captures the meaning that we are trying to convey here, which is that units across the NHS are operating with severely restricted resources. </text:span><text:span text:style-name="T1"><text:line-break/>P4, L6 -  ‘as soon’ is wrongly repeated</text:span></text:p>
          <text:p text:style-name="P15"><text:span text:style-name="T26">Repetition removed.</text:span><text:span text:style-name="T1"><text:line-break/>P4, L7 - not just emergency patients- also the performance of elective and urgent surgeries that require ICU care</text:span></text:p>
          <text:p text:style-name="P15"><text:span text:style-name="T26">Agreed. ‘Emergency’ removed.</text:span><text:span text:style-name="T1"><text:line-break/>P4, L9 - There are other risks to remaining in the ICU unnecessarily when patients are deemed ready for discharge. The risk of iatrogenic harm results from a culture of over-testing and over-treatment. </text:span></text:p>
          <text:p text:style-name="P16"><text:span text:style-name="T27">Amended to reflect this.</text:span><text:span text:style-name="T1"><text:line-break/>P5, L7 – We are unfamiliar with the practice of nurses performing ICU discharges. We suggest elaborating on this in the text.</text:span></text:p>
          <text:p text:style-name="P16"><text:span text:style-name="T27">This is now clarified in the text – by additions to the introduction and the methods section.</text:span><text:span text:style-name="T1"><text:line-break/>P5, L28 - The need for a hemoglobin of ≥9 is not evidence-based and requires some explanation.</text:span></text:p>
          <text:p text:style-name="P16"><text:span text:style-name="T27">This was the value used in the original criteria published by Knight. We acknowledge that the evidence based value is 7.5 <text:s/>We comment on this discrepancy in the discussion.</text:span><text:span text:style-name="T1"><text:line-break/>P5, L32 - The persistent high creatinine for patients with chronic renal failure/ESRD should not be a criterion against discharge readiness.</text:span></text:p>
          <text:p text:style-name="P17"><text:span text:style-name="T28">Absolutely. More generally the simplistic features do not capture trends and are not conditioned on medication or medical history. Hence the call for a more sophisticated approach. See our revised discussion.</text:span><text:span text:style-name="T1"><text:line-break/>P5, L49 -  How was the subset of MIMIC patients selected? This should appear in the main manuscript.</text:span></text:p>
          <text:p text:style-name="P17"><text:span text:style-name="T28">Have updated subsection ‘Cohort selection’ to include this.</text:span><text:span text:style-name="T1"><text:line-break/>P11, L52 – ‘Vasopressors’ is misspelled. </text:span></text:p>
          <text:p text:style-name="P18"><text:span text:style-name="T28">Corrected.</text:span><text:span text:style-name="T1"><text:line-break/>P13, L5 – We recommend changing ‘solved’ to ‘attempt to solve’.<text:line-break/></text:span><text:span text:style-name="T29">Conclusion revised accordingly.</text:span><text:span text:style-name="T1"><text:line-break/><text:line-break/><text:line-break/>Reviewer: 2<text:line-break/>Reviewer Name: Ari Ercole<text:line-break/></text:span><text:soft-page-break/><text:span text:style-name="T1">Institution and Country: University of Cambridge, UK<text:line-break/>Please state any competing interests or state ‘None declared’: None declared <text:line-break/><text:line-break/>Please leave your comments for the authors below<text:line-break/>The authors attempt to construct a model to predict whether an ICU patient is fit for discharge. They demonstrate that their models outperform a previously cited nursing tool. Their approach is not without merit and is broadly speaking well conducted although I'm unclear that it has sufficient performance or refinement to be used in its present form (the authors appropriately make no such claim but may wish to reflect/comment on what would need to be done to make this a more useful tool).<text:line-break/></text:span><text:span text:style-name="T30">We agree that there is more to be done to make this a useful tool. We feel that this is addressed in the revised di</text:span><text:span text:style-name="T31">s</text:span><text:span text:style-name="T30">cussion.</text:span></text:p>
          <text:p text:style-name="P37"><text:line-break/>In the introduction the authors strongly imply that decision support in this arena "...would reduce the cognitive load of clinicians and free up scarce resource...". This is a bold statement and is difficult to justify if the system is imperfect (which it will always be). For example, a system with a high sensitivity but low specificity would generate many 'false alarms' which would either lead to dangerous discharge or, more likely, need another tier of assessment which would in fact increase workload. This statement should be toned-down.</text:p>
          <text:p text:style-name="P41">This statement refers to the possibly of simple task automation and decision support systems in general. We think that such technologies do have the potential to reduce cognitive load. We acknowledge that the method we present is a long way off achieving this (see above).</text:p>
          <text:p text:style-name="P38"><text:line-break/>The authors have chosen to predict whether a patient will fulfil the criteria given by Knight for the featureset design. This is reasonable but the authors should comment on whether a different (more or less parsimonious) model might be better or potentially feasible.. </text:p>
          <text:p text:style-name="P19"><text:span text:style-name="T32">Agreed. In revised discussion we comment on the need for comparison with more parsimonious models (e.g. SWIFT, DRS), and development of less parsimonious models (i.e. more features).</text:span><text:span text:style-name="T1"><text:line-break/><text:line-break/>The technique used to balancing the dataset has merit but needs further justification. It is not clear that the conditions 8 days prior to the decision point will be clinically and predictively homogeneous. Indeed there may be important trend information that is not captured in the simple time-insensitive models used. It would at least be reassuring to see a histogram of the day number of (discharge - 8) days. It may not be appropriate to include patients very close to the admission day in the NRFD group- we may expect these to be rather different in characteristics. At very least, the sensitivity to this assumption should be examined. An alternative approach (although I suspect inferior) would be to simply re-weight the NRFD in the model. Another alternative, which may be better, would be to additionally include days post admission in the model to attempt to account for temporal trends.</text:span></text:p>
          <text:p text:style-name="P19"><text:span text:style-name="T33">In the new analysis we have removed patients from very early in their stay (within first 24 hours) from the re-sampling. We have also, on the advice of reviewer #1, included current length of stay (in hours) as a feature. We also acknowledge in the discussion the methods to capture temporal trends in variables (e.g. improvement in creatinine since admission versus snapshot of creatinine value) would be highly desirable and likely improve performance. </text:span><text:span text:style-name="T14"><text:line-break/></text:span><text:span text:style-name="T1"><text:line-break/>The use of 24hour periods prior to callout is probably an appropriate strategy but needs some more justification. For example, this subsequently means that daily bloods (likely done in the morning) are now no longer at the same point in each 24hour period. <text:line-break/></text:span><text:span text:style-name="T33">This is commented on in the revised discussion, and further in the SI.</text:span><text:span text:style-name="T1"><text:line-break/></text:span><text:soft-page-break/><text:span text:style-name="T1">There may be many other factors that dictate a decision to discharge from ICU other than medical status or progression (likely ward staffing and ability to fulfil patient care needs). The authors should therefore clarify what role such a tool should have as this will influence the likely sensitivity and specificity that is desirable (i.e. if this is a screening tool then a high sensitivity is required).<text:line-break/></text:span><text:span text:style-name="T33">Our envisaged use case for such a tool has now been clarified in the introduction, and further in the discussion.</text:span></text:p>
          <text:p text:style-name="P20"><text:span text:style-name="T1"><text:line-break/>The authors have appropriately checked their model against an imputed dataset. However there is likely to be error from the imputation- have they considered a multiple imputation strategy and evaluating the imputation variation?<text:line-break/></text:span><text:span text:style-name="T34">This is commented in the revised discussion as an improvement for future work.</text:span></text:p>
          <text:p text:style-name="P21"><text:span text:style-name="T1"><text:line-break/>I understand the motivation for using areas under the partial AUC curves but isn't the choice of FPR = 0.3 rather arbitrary? Furthermore, since the statistics of pAUCs are not so frequently reported, it makes the authors work difficult to compare to general sorts of performance that might be obtained in the medical prediction literature. I think that I would like to see the overall AUCs and perhaps some evaluation of what sort of FPRs would be obtained under various choices of threshold (i.e. what sort of trade-offs are possible). The authors should probably cite some additional metrics of performance in the main text.<text:line-break/></text:span><text:span text:style-name="T35">We have added a suite of performance metrics in order to give a more complete characterisation or performance, that is comparable with other studies. We have also produced a table to illustrate the trade-offs as requested (it gives the sensitivities at different FPRs). This table is attached here and reproduced in the SI.</text:span></text:p>
          <text:p text:style-name="P21"><text:span text:style-name="T1"><text:line-break/>The authors are not entirely correct in the claim regarding demonstrating the feasibility of transfer learning in their paper: We have previously published a machine learning model for predicting unexpected readmission which used a transfer learning methodology (see Desautels et al. </text:span><text:bookmark text:name="0.39581637725980956"/><text:span text:style-name="T2">BMJ</text:span><text:span text:style-name="T1"> </text:span><text:bookmark text:name="0.515265261884027"/><text:span text:style-name="T2">Open</text:span><text:span text:style-name="T1"> 2017;7:e017199. doi:10.1136/</text:span><text:bookmark text:name="0.00978140959511431"/><text:span text:style-name="T2">bmj</text:span><text:bookmark text:name="0.07662864768878475"/><text:span text:style-name="T2">open</text:span><text:span text:style-name="T1">-2017-017199). There may be others.</text:span></text:p>
          <text:p text:style-name="P42">Thank you for drawing our attention to this work. We have amended our discussion accordingly.</text:p>
        </text:section>
      </text:section>
      <text:p text:style-name="P2"/>
      <text:p text:style-name="P3"><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f segoe-ui normal" svg:font-family="'wf segoe-ui normal', 'Segoe UI', 'Segoe WP', Tahoma, Arial, sans-serif, serif, EmojiFon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2T12:06:13.864602880</meta:creation-date>
    <dc:date>2018-11-14T16:46:16.453824877</dc:date>
    <meta:editing-duration>PT15H49M31S</meta:editing-duration>
    <meta:editing-cycles>50</meta:editing-cycles>
    <meta:generator>LibreOffice/5.1.6.2$Linux_X86_64 LibreOffice_project/10m0$Build-2</meta:generator>
    <meta:document-statistic meta:table-count="0" meta:image-count="0" meta:object-count="0" meta:page-count="6" meta:paragraph-count="35" meta:word-count="2960" meta:character-count="18848" meta:non-whitespace-character-count="15779"/>
  </office:meta>
</office:document-meta>
</file>